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color="#CC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color="#3333FF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color="#3333FF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color="#3333FF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color="#3333FF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color="#3333FF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color="#3333FF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color="#3333FF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color="#3333FF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color="#3333FF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color="#3333FF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color="#2323DC" fo:font-size="16pt" style:font-size-asian="16pt" style:font-size-complex="16pt" fo:background-color="#FFFF00" style:text-underline-type="single" style:text-underline-style="solid" style:text-underline-width="auto" style:text-underline-mode="continuous"/>
    </style:style>
    <style:style style:name="P13" style:parent-style-name="Textbody" style:family="paragraph">
      <style:text-properties fo:color="#2323DC" fo:font-size="16pt" style:font-size-asian="16pt" style:font-size-complex="16pt" fo:background-color="#FFFF00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ordeaux Games contacts</text:p>
      <text:p text:style-name="Standard"/>
      <text:p text:style-name="P2">Aesia :</text:p>
      <text:p text:style-name="Standard">9 rue André Darbon 33300 Bordeaux</text:p>
      <text:p text:style-name="Standard">05 57 85 83 57</text:p>
      <text:p text:style-name="Standard"><text:a xlink:href="http://www.aesia.fr/" office:target-frame-name="_top" xlink:show="replace">www.aesia.fr</text:a></text:p>
      <text:p text:style-name="Standard"/>
      <text:p text:style-name="Standard">-Prestations graphiques, développement<text:s/>informatique</text:p>
      <text:p text:style-name="Standard">-Création de personnages et d'univers licences</text:p>
      <text:p text:style-name="Standard">-Jeux vidéos en lignes</text:p>
      <text:p text:style-name="Standard"/>
      <text:p text:style-name="P3">ArtWorks Games<text:s/>(société morte) :</text:p>
      <text:p text:style-name="Standard">53 avenue Jean Jaurès 33150 Cenon</text:p>
      <text:p text:style-name="Standard"><text:a xlink:href="http://www.artwoks-games.com/" office:target-frame-name="_top" xlink:show="replace">www.artwoks-games.com</text:a></text:p>
      <text:p text:style-name="Standard"/>
      <text:p text:style-name="Standard">-Prestataires de services aux professionnels</text:p>
      <text:p text:style-name="Standard">-Créer<text:s/>des jeux originaux, beaux et à faible coût(production/commercialisation)</text:p>
      <text:p text:style-name="Standard"/>
      <text:p text:style-name="P4">ASOBO Studio:</text:p>
      <text:p text:style-name="Standard">Bureaux de la cité Mondiale</text:p>
      <text:p text:style-name="Standard">23 parvis des Chartons 33074 Bordeaux</text:p>
      <text:p text:style-name="Standard"><text:a xlink:href="http://www.asobostudio.com/" office:target-frame-name="_top" xlink:show="replace">www.asobostudio.com</text:a></text:p>
      <text:p text:style-name="Standard"/>
      <text:p text:style-name="Standard">-Développement de jeux vidéos sur<text:s/>consoles salon, PC/MAC</text:p>
      <text:p text:style-name="Standard"/>
      <text:p text:style-name="P5">Be Tomorrow :</text:p>
      <text:p text:style-name="Standard">3 rue Lafayette 33000 Bordeaux</text:p>
      <text:p text:style-name="Standard"><text:a xlink:href="http://www.betomorrow.com/" office:target-frame-name="_top" xlink:show="replace">www.betomorrow.com</text:a></text:p>
      <text:p text:style-name="Standard"/>
      <text:p text:style-name="Standard">-Jeux multijoueurs web/mobile, simulation 3D</text:p>
      <text:p text:style-name="Standard">-Applications interactives</text:p>
      <text:p text:style-name="Standard">-Sites communautaires</text:p>
      <text:p text:style-name="Standard">-...</text:p>
      <text:p text:style-name="Standard"/>
      <text:p text:style-name="P6">Faeria :</text:p>
      <text:p text:style-name="Standard">30 rue<text:s/>Bouquière 33000 Bordeaux</text:p>
      <text:p text:style-name="Standard"><text:a xlink:href="http://www.faeria.fr/" office:target-frame-name="_top" xlink:show="replace">www.faeria.fr</text:a></text:p>
      <text:p text:style-name="Standard"/>
      <text:p text:style-name="Standard">-jeux multijoueurs et intéractif</text:p>
      <text:p text:style-name="Standard"/>
      <text:p text:style-name="P7">Infusio :</text:p>
      <text:p text:style-name="Standard">5 avenue Jean Zay 33150 Cenon</text:p>
      <text:p text:style-name="Standard"><text:a xlink:href="http://www.in-fusio.net/" office:target-frame-name="_top" xlink:show="replace">www.in-fusio.net</text:a></text:p>
      <text:p text:style-name="Standard"/>
      <text:p text:style-name="Standard">-Applications mobiles</text:p>
      <text:p text:style-name="Standard"/>
      <text:p text:style-name="Standard"/>
      <text:p text:style-name="Standard"/>
      <text:p text:style-name="Standard"/>
      <text:p text:style-name="Standard"/>
      <text:p text:style-name="P8">Motion Twin :</text:p>
      <text:p text:style-name="Standard">29<text:s/>rue Esprit des Lois 33000 Bordeaux</text:p>
      <text:p text:style-name="Standard"><text:a xlink:href="http://www.motion-twin.com/" office:target-frame-name="_top" xlink:show="replace">www.motion-twin.com</text:a></text:p>
      <text:p text:style-name="Standard"/>
      <text:p text:style-name="Standard">-Autodidact</text:p>
      <text:p text:style-name="Standard">-Sites de jeux sur internet</text:p>
      <text:p text:style-name="Standard"/>
      <text:p text:style-name="P9">Sublinet :</text:p>
      <text:p text:style-name="Standard">9 rue André Darbon 33000 Bordeaux</text:p>
      <text:p text:style-name="Standard"><text:a xlink:href="http://www.sublinet.com/" office:target-frame-name="_top" xlink:show="replace">www.sublinet.com</text:a></text:p>
      <text:p text:style-name="Standard"/>
      <text:p text:style-name="Standard">-Jeux navigateur massivement multijoueurs</text:p>
      <text:p text:style-name="Standard"/>
      <text:p text:style-name="P10">Tiki Move :</text:p>
      <text:p text:style-name="Standard">2 Rue du Commandant Cousteau 33100 Bordeaux</text:p>
      <text:p text:style-name="Standard">05 56 67 15 01</text:p>
      <text:p text:style-name="Standard"><text:a xlink:href="http://www.tikimove.com/" office:target-frame-name="_top" xlink:show="replace">www.tikimove.com</text:a></text:p>
      <text:p text:style-name="Standard"/>
      <text:p text:style-name="Standard">-Prestataires, Jeux et applications</text:p>
      <text:p text:style-name="Standard"/>
      <text:p text:style-name="P11">Infernal Brother :</text:p>
      <text:p text:style-name="Standard">42 rue de Tauzia 33800 Bordeaux</text:p>
      <text:p text:style-name="Standard"><text:a xlink:href="http://www.infernalbrother.com/" office:target-frame-name="_top" xlink:show="replace">www.infernalbrother.com</text:a></text:p>
      <text:p text:style-name="Standard"/>
      <text:p text:style-name="Standard"/>
      <text:p text:style-name="Standard"><text:a xlink:href="http://www.manageo.fr/annuaire_entreprises_activite/33/5821Z/1.html" office:target-frame-name="_top" xlink:show="replace">http://www.manageo.fr/annuaire_entreprises_activite/33/5821Z/1.html</text:a></text:p>
      <text:p text:style-name="Standard"/>
      <text:p text:style-name="Standard"/>
      <text:p text:style-name="P12">Shiro Games :</text:p>
      <text:p text:style-name="Textbody">27 rue esprit<text:s/>des lois 33000 bordeaux</text:p>
      <text:p text:style-name="Textbody"><text:a xlink:href="http://shirogames.com/" office:target-frame-name="_top" xlink:show="replace">http://shirogames.com/</text:a></text:p>
      <text:p text:style-name="Textbody"/>
      <text:p text:style-name="P13">Trickser Face : (société morte)</text:p>
      <text:p text:style-name="Textbody">9 rue andre darbon 33300 bordeaux</text:p>
      <text:p text:style-name="Textbody"><text:a xlink:href="http://www.trickster-face.com/" office:target-frame-name="_top" xlink:show="replace">http://www.trickster-face.com/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mmy Gouraud</dc:creator>
    <meta:creation-date>2014-03-12T15:43:00Z</meta:creation-date>
    <dc:date>2015-03-18T20:19:00Z</dc:date>
    <meta:template xlink:href="Normal" xlink:type="simple"/>
    <meta:editing-cycles>5</meta:editing-cycles>
    <meta:editing-duration>PT1200S</meta:editing-duration>
    <meta:document-statistic meta:page-count="1" meta:paragraph-count="4" meta:word-count="339" meta:character-count="2203" meta:row-count="15" meta:non-whitespace-character-count="1868"/>
  </office:meta>
</office:document-meta>
</file>